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fo:font-weight="bold" style:font-weight-asian="bold"/>
    </style:style>
    <style:style style:name="P2" style:family="paragraph" style:parent-style-name="Standard">
      <style:paragraph-properties fo:line-height="115%"/>
      <style:text-properties style:font-name="Roboto" fo:font-size="10pt" style:font-name-asian="Roboto1" style:font-size-asian="10pt" style:font-name-complex="Roboto1" style:font-size-complex="10pt"/>
    </style:style>
    <style:style style:name="P3" style:family="paragraph" style:parent-style-name="Standard" style:list-style-name="L3">
      <style:paragraph-properties fo:line-height="115%"/>
      <style:text-properties style:font-name="Roboto" fo:font-size="10pt" style:font-name-asian="Roboto1" style:font-size-asian="10pt" style:font-name-complex="Roboto1" style:font-size-complex="10pt"/>
    </style:style>
    <style:style style:name="P4" style:family="paragraph" style:parent-style-name="Standard">
      <style:paragraph-properties fo:line-height="115%"/>
    </style:style>
    <style:style style:name="P5" style:family="paragraph" style:parent-style-name="Standard">
      <style:paragraph-properties fo:margin-left="1in" fo:margin-right="0in" fo:text-indent="-0.25in" style:auto-text-indent="false"/>
    </style:style>
    <style:style style:name="P6" style:family="paragraph" style:parent-style-name="Standard" style:list-style-name="WWNum21">
      <style:paragraph-properties fo:margin-left="1in" fo:margin-right="0in" fo:text-indent="-0.25in" style:auto-text-indent="false"/>
    </style:style>
    <style:style style:name="P7" style:family="paragraph" style:parent-style-name="Standard" style:list-style-name="WWNum21">
      <style:paragraph-properties fo:margin-left="0.5in" fo:margin-right="0in" fo:line-height="115%" fo:text-indent="-0.25in" style:auto-text-indent="false"/>
    </style:style>
    <style:style style:name="P8" style:family="paragraph" style:parent-style-name="Standard" style:list-style-name="WWNum21">
      <style:paragraph-properties fo:margin-left="0.5in" fo:margin-right="0in" fo:text-indent="-0.25in" style:auto-text-indent="false"/>
    </style:style>
    <style:style style:name="T1" style:family="text">
      <style:text-properties style:font-name="Roboto" fo:font-size="10pt" style:font-name-asian="Roboto1" style:font-size-asian="10pt" style:font-name-complex="Roboto1"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1317875325286860335" text:style-name="WWNum21">
        <text:list-item>
          <text:p text:style-name="P7"><text:span text:style-name="T1">Explain how you can use CSS and JavaScript in your Django web application.</text:span></text:p>
          <text:p text:style-name="P7"><text:span text:style-name="T1">- For CSS you can either simply do inline stuff, but if you want an external css you can either just put them in the src static folder or app's static folder and create a &lt;link&gt; to it in the &lt;head&gt; of the template. For JS you can write it and place it in either of the same static folders and place it in the &lt;script&gt; part of the &lt;head&gt; of the template. For either you need to place {% load static %} somewhere (usually at the top) of the template before the links to the JS/CSS files.</text:span></text:p>
        </text:list-item>
      </text:list>
      <text:p text:style-name="P2"/>
      <text:list xml:id="list37675178" text:continue-numbering="true" text:style-name="WWNum21">
        <text:list-item>
          <text:p text:style-name="P7"><text:span text:style-name="T1">In your own words, explain the steps you’d need to take to deploy your Django web application. </text:span></text:p>
        </text:list-item>
      </text:list>
      <text:list xml:id="list503738777531787207" text:style-name="L3">
        <text:list-item>
          <text:list>
            <text:list-item>
              <text:p text:style-name="P3">Make a backup, or probably preferably (as I have learned) a new clone for deployment.</text:p>
            </text:list-item>
            <text:list-item>
              <text:p text:style-name="P3">.gitignore the settings file out</text:p>
            </text:list-item>
            <text:list-item>
              <text:p text:style-name="P3">Ensure files are ready for deployment, like add a Procfile for Heroku or whatever you might need for a different platform, change Static dirs to root, update database settings, turn Debug to False...</text:p>
            </text:list-item>
            <text:list-item>
              <text:p text:style-name="P3">Pip install and incorporate production tools, like gunicorn, psycopg2, whitenoise, dj_database</text:p>
            </text:list-item>
            <text:list-item>
              <text:p text:style-name="P3">pip freeze &gt; requirements.txt so the deployment knows what dependancies to install</text:p>
            </text:list-item>
            <text:list-item>
              <text:p text:style-name="P3">anonymize and reintegrate the settings.py secret key stuff</text:p>
            </text:list-item>
            <text:list-item>
              <text:p text:style-name="P3">Create account, follow instructions, whatever for the host that you are choosing.</text:p>
            </text:list-item>
            <text:list-item>
              <text:p text:style-name="P3">Integrate the DB stuff, migrate, createsuperuser, add data...</text:p>
            </text:list-item>
            <text:list-item>
              <text:p text:style-name="P3">Allow the URL in Settings.py</text:p>
            </text:list-item>
          </text:list>
        </text:list-item>
      </text:list>
      <text:p text:style-name="P2"/>
      <text:list xml:id="list37686797" text:continue-list="list37675178" text:style-name="WWNum21">
        <text:list-item>
          <text:p text:style-name="P7"><text:span text:style-name="T1">(Optional) Connect with a few Django web developers through LinkedIn or any other network. Ask them for their tips on creating a portfolio to showcase Python programming and Django skills. Think about which tips could help you improve your portfolio.</text:span></text:p>
          <text:p text:style-name="P7"><text:span text:style-name="T1">- No chance</text:span></text:p>
        </text:list-item>
      </text:list>
      <text:p text:style-name="P4"/>
      <text:list xml:id="list37690789" text:continue-numbering="true" text:style-name="WWNum21">
        <text:list-item>
          <text:p text:style-name="P8"><text:span text:style-name="T1">You’ve now finished Achievement 2 and, with it, the whole course! Take a moment to reflect on your learning:</text:span></text:p>
          <text:list>
            <text:list-item>
              <text:p text:style-name="P6"><text:span text:style-name="T1">What went well during this Achievement? </text:span></text:p>
            </text:list-item>
          </text:list>
        </text:list-item>
      </text:list>
      <text:p text:style-name="P5"><text:span text:style-name="T1">- I think I learned to like the django way of doing things in terms of figure out the way of doing this or that seems to have a pretty standardized answer which is nice when you have to keep looking for answers you don't know.</text:span></text:p>
      <text:list xml:id="list37669207" text:continue-numbering="true" text:style-name="WWNum21">
        <text:list-item>
          <text:list>
            <text:list-item>
              <text:p text:style-name="P6"><text:span text:style-name="T1">What’s something you’re proud of? </text:span></text:p>
            </text:list-item>
          </text:list>
        </text:list-item>
      </text:list>
      <text:p text:style-name="P5"><text:span text:style-name="T1">- I'm mostly just glad that I am thru it, to be honest. I think with clear parameters to work I can get what I need to done.</text:span></text:p>
      <text:list xml:id="list37687747" text:continue-numbering="true" text:style-name="WWNum21">
        <text:list-item>
          <text:list>
            <text:list-item>
              <text:p text:style-name="P6"><text:span text:style-name="T1">What was the most challenging aspect of this Achievement? </text:span></text:p>
            </text:list-item>
          </text:list>
        </text:list-item>
      </text:list>
      <text:p text:style-name="P5"><text:span text:style-name="T1">- Just bashing my head in against CareerFoundry's “””Teaching””” style. I could make an extensive list of things that the courses on here do that mount frustration getting in the way of learning, enjoying the journey, and ultimately fail expectations that one has paying for a course/teaching.</text:span></text:p>
      <text:list xml:id="list37684521" text:continue-numbering="true" text:style-name="WWNum21">
        <text:list-item>
          <text:list>
            <text:list-item>
              <text:p text:style-name="P6"><text:span text:style-name="T1">Did this Achievement meet your expectations? Did it give you the confidence to start working with your new Django skills?</text:span></text:p>
              <text:p text:style-name="P6"><text:span text:style-name="T1">- Not really, I think in a fundamental way it failed to develop a project that actually makes sense and as such is hard to play around with or have directions to go that aren't just slogging thru to meet the requirements. I think I've figured out over time how to teach myself a lot of this stuff or figure out how to get it done but generally the frustrations the course throws at you are extremely discouraging and make me feel adverse to wanting to do this stuff.</text:span></text:p>
            </text:list-item>
          </text:list>
        </text:list-item>
      </text:list>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Label_20_1" style:display-name="ListLabel 1" style:family="text">
      <style:text-properties style:text-underline-style="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28T02:28:08.35</meta:creation-date>
    <meta:document-statistic meta:table-count="0" meta:image-count="0" meta:object-count="0" meta:page-count="1" meta:paragraph-count="23" meta:word-count="566" meta:character-count="3130"/>
    <dc:date>2025-08-28T17:41:09.75</dc:date>
    <meta:editing-duration>PT26M19S</meta:editing-duration>
    <meta:editing-cycles>1</meta:editing-cycles>
    <meta:generator>OpenOffice/4.1.7$Win32 OpenOffice.org_project/417m1$Build-9800</meta:generator>
  </office:meta>
</office:document-meta>
</file>